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64900004F1D00003B5699D68289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1cm" svg:height="4.582cm" svg:x="2.57cm" svg:y="0.219cm">
          <draw:image xlink:href="Pictures/2000064900004F1D00003B5699D68289.wmf" xlink:type="simple" xlink:show="embed" xlink:actuate="onLoad">
            <text:p/>
          </draw:image>
        </draw:frame>
        <draw:frame draw:style-name="gr2" draw:layer="layout" svg:width="0.515cm" svg:height="0.529cm" svg:x="3.195cm" svg:y="0.3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08cm" svg:height="0.529cm" svg:x="4.102cm" svg:y="2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08cm" svg:height="0.529cm" svg:x="6.257cm" svg:y="2.7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draw:layer="layout" svg:width="0.061cm" svg:height="0.061cm" svg:x="7.979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5cm" svg:height="0.529cm" svg:x="7.773cm" svg:y="3.06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68cm" svg:height="0.529cm" svg:x="8.34cm" svg:y="1.8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324cm" svg:height="0.469cm" svg:x="11.398cm" svg:y="3.9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79cm" svg:height="0.529cm" svg:x="4.878cm" svg:y="2.91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6.025cm" svg:y1="1.863cm" svg:x2="12.209cm" svg:y2="1.863cm">
          <text:p/>
        </draw:line>
        <draw:line draw:style-name="gr5" draw:text-style-name="P1" draw:layer="layout" svg:x1="4.381cm" svg:y1="2.778cm" svg:x2="4.381cm" svg:y2="2.13cm">
          <text:p/>
        </draw:line>
        <draw:line draw:style-name="gr5" draw:text-style-name="P1" draw:layer="layout" svg:x1="5.142cm" svg:y1="2.778cm" svg:x2="5.142cm" svg:y2="2.13cm">
          <text:p/>
        </draw:line>
        <draw:line draw:style-name="gr5" draw:text-style-name="P1" draw:layer="layout" svg:x1="4.381cm" svg:y1="3.578cm" svg:x2="4.381cm" svg:y2="4.226cm">
          <text:p/>
        </draw:line>
        <draw:line draw:style-name="gr5" draw:text-style-name="P1" draw:layer="layout" svg:x1="5.142cm" svg:y1="3.578cm" svg:x2="5.142cm" svg:y2="4.226cm">
          <text:p/>
        </draw:line>
        <draw:line draw:style-name="gr5" draw:text-style-name="P1" draw:layer="layout" svg:x1="6.529cm" svg:y1="3.373cm" svg:x2="6.529cm" svg:y2="4.226cm">
          <text:p/>
        </draw:line>
        <draw:line draw:style-name="gr5" draw:text-style-name="P1" draw:layer="layout" svg:x1="6.529cm" svg:y1="2.723cm" svg:x2="6.529cm" svg:y2="1.884cm">
          <text:p/>
        </draw:line>
        <draw:line draw:style-name="gr5" draw:text-style-name="P1" draw:layer="layout" svg:x1="8.008cm" svg:y1="2.933cm" svg:x2="8.008cm" svg:y2="2.493cm">
          <text:p/>
        </draw:line>
        <draw:line draw:style-name="gr5" draw:text-style-name="P1" draw:layer="layout" svg:x1="8.008cm" svg:y1="3.786cm" svg:x2="8.008cm" svg:y2="4.226cm">
          <text:p/>
        </draw:line>
        <draw:line draw:style-name="gr4" draw:text-style-name="P1" draw:layer="layout" svg:x1="7.794cm" svg:y1="2.469cm" svg:x2="8.577cm" svg:y2="2.469cm">
          <text:p/>
        </draw:line>
        <draw:line draw:style-name="gr5" draw:text-style-name="P1" draw:layer="layout" svg:x1="8.53cm" svg:y1="2.823cm" svg:x2="8.53cm" svg:y2="2.472cm">
          <text:p/>
        </draw:line>
        <draw:line draw:style-name="gr5" draw:text-style-name="P1" draw:layer="layout" svg:x1="8.53cm" svg:y1="1.525cm" svg:x2="8.53cm" svg:y2="1.876cm">
          <text:p/>
        </draw:line>
        <draw:frame draw:style-name="gr6" draw:text-style-name="P2" draw:layer="layout" svg:width="2.284cm" svg:height="0.911cm" svg:x="7.068cm" svg:y="4.328cm">
          <draw:text-box>
            <text:p><text:span text:style-name="T1">اشارہ موجود</text:span></text:p>
          </draw:text-box>
        </draw:frame>
        <draw:frame draw:style-name="gr6" draw:text-style-name="P4" xml:id="id1" draw:id="id1" draw:layer="layout" svg:width="2.983cm" svg:height="0.911cm" svg:x="0.415cm" svg:y="3.122cm">
          <draw:text-box>
            <text:p text:style-name="P3"><text:span text:style-name="T1">اشارہ عدم موجود</text:span></text:p>
          </draw:text-box>
        </draw:frame>
        <draw:line draw:style-name="gr4" draw:text-style-name="P1" draw:layer="layout" svg:x1="5.953cm" svg:y1="2.307cm" svg:x2="5.953cm" svg:y2="5.123cm">
          <text:p/>
        </draw:line>
        <draw:line draw:style-name="gr4" draw:text-style-name="P1" draw:layer="layout" svg:x1="3.799cm" svg:y1="4.346cm" svg:x2="3.799cm" svg:y2="5.159cm">
          <text:p/>
        </draw:line>
        <draw:line draw:style-name="gr7" draw:text-style-name="P1" xml:id="id2" draw:id="id2" draw:layer="layout" svg:x1="3.798cm" svg:y1="4.906cm" svg:x2="5.953cm" svg:y2="4.906cm">
          <draw:glue-point draw:id="4" svg:x="-0.524cm" svg:y="0cm"/>
          <text:p/>
        </draw:line>
        <draw:connector draw:style-name="gr5" draw:text-style-name="P1" draw:layer="layout" draw:type="curve" draw:line-skew="-0.942cm" svg:x1="1.906cm" svg:y1="4.033cm" svg:x2="4.763cm" svg:y2="4.906cm" draw:start-shape="id1" draw:start-glue-point="2" draw:end-shape="id2" draw:end-glue-point="4" svg:d="m1906 4033c0 723 2857 287 2857 873">
          <text:p/>
        </draw:connector>
        <draw:line draw:style-name="gr8" draw:text-style-name="P1" draw:layer="layout" svg:x1="5.991cm" svg:y1="4.906cm" svg:x2="7.182cm" svg:y2="4.906cm">
          <text:p/>
        </draw:line>
        <draw:line draw:style-name="gr9" draw:text-style-name="P1" draw:layer="layout" svg:x1="9.185cm" svg:y1="4.906cm" svg:x2="11.49cm" svg:y2="4.906cm">
          <text:p/>
        </draw:line>
        <draw:frame draw:style-name="gr2" draw:layer="layout" svg:width="1.653cm" svg:height="0.444cm" svg:x="0.662cm" svg:y="1.673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2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3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4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5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6/content.xml><?xml version="1.0" encoding="utf-8"?>
<math xmlns="http://www.w3.org/1998/Math/MathML">
  <semantics>
    <mrow>
      <msub>
        <mi>i</mi>
        <mi>C</mi>
      </msub>
      <mo stretchy="false">=</mo>
      <mrow>
        <msub>
          <mi>I</mi>
          <mi>C</mi>
        </msub>
        <mo stretchy="false">+</mo>
        <msub>
          <mi>i</mi>
          <mi>c</mi>
        </msub>
      </mrow>
    </mrow>
    <annotation encoding="StarMath 5.0">i_C=I_C+i_c</annotation>
  </semantics>
</math>
</file>

<file path=Object 7/content.xml><?xml version="1.0" encoding="utf-8"?>
<math xmlns="http://www.w3.org/1998/Math/MathML">
  <semantics>
    <mi>t</mi>
    <annotation encoding="StarMath 5.0">t</annotation>
  </semantics>
</math>
</file>

<file path=Object 8/content.xml><?xml version="1.0" encoding="utf-8"?>
<math xmlns="http://www.w3.org/1998/Math/MathML">
  <semantics>
    <msub>
      <mi>I</mi>
      <mi mathvariant="italic">CQ</mi>
    </msub>
    <annotation encoding="StarMath 5.0">I_CQ</annotation>
  </semantics>
</math>
</file>